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>
          <table:table-cell table:number-columns-repeated="15" office:value-type="string" calcext:value-type="string">
            <text:p/>
          </table:table-cell>
        </table:table-row>
        <table:table-row table:style-name="ro1">
          <table:table-cell table:number-columns-repeated="1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]" office:value-type="float" office:value="55" calcext:value-type="float">
            <text:p>5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])*[.J5]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6]" office:value-type="float" office:value="110" calcext:value-type="float">
            <text:p>11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6])*[.J6]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7]" office:value-type="float" office:value="165" calcext:value-type="float">
            <text:p>16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7])*[.J7]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8]" office:value-type="float" office:value="220" calcext:value-type="float">
            <text:p>22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8])*[.J8]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9]" office:value-type="float" office:value="275" calcext:value-type="float">
            <text:p>27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9])*[.J9]"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10]" office:value-type="float" office:value="110" calcext:value-type="float">
            <text:p>11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0])*[.J10]" office:value-type="float" office:value="110" calcext:value-type="float">
            <text:p>110</text:p>
          </table:table-cell>
          <table:table-cell table:formula="of:=[.I5]+1" office:value-type="float" office:value="2" calcext:value-type="float">
            <text:p>2</text:p>
          </table:table-cell>
          <table:table-cell table:formula="of:=[.J5]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37.5" calcext:value-type="float">
            <text:p>137.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11]" office:value-type="float" office:value="220" calcext:value-type="float">
            <text:p>22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1])*[.J11]" office:value-type="float" office:value="220" calcext:value-type="float">
            <text:p>220</text:p>
          </table:table-cell>
          <table:table-cell table:formula="of:=[.I6]+1" office:value-type="float" office:value="2" calcext:value-type="float">
            <text:p>2</text:p>
          </table:table-cell>
          <table:table-cell table:formula="of:=[.J6]"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12]" office:value-type="float" office:value="330" calcext:value-type="float">
            <text:p>33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2])*[.J12]" office:value-type="float" office:value="330" calcext:value-type="float">
            <text:p>330</text:p>
          </table:table-cell>
          <table:table-cell table:formula="of:=[.I7]+1" office:value-type="float" office:value="2" calcext:value-type="float">
            <text:p>2</text:p>
          </table:table-cell>
          <table:table-cell table:formula="of:=[.J7]"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13]" office:value-type="float" office:value="440" calcext:value-type="float">
            <text:p>44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3])*[.J13]" office:value-type="float" office:value="440" calcext:value-type="float">
            <text:p>440</text:p>
          </table:table-cell>
          <table:table-cell table:formula="of:=[.I8]+1" office:value-type="float" office:value="2" calcext:value-type="float">
            <text:p>2</text:p>
          </table:table-cell>
          <table:table-cell table:formula="of:=[.J8]"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14]" office:value-type="float" office:value="550" calcext:value-type="float">
            <text:p>55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4])*[.J14]" office:value-type="float" office:value="550" calcext:value-type="float">
            <text:p>550</text:p>
          </table:table-cell>
          <table:table-cell table:formula="of:=[.I9]+1" office:value-type="float" office:value="2" calcext:value-type="float">
            <text:p>2</text:p>
          </table:table-cell>
          <table:table-cell table:formula="of:=[.J9]"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15]" office:value-type="float" office:value="220" calcext:value-type="float">
            <text:p>22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5])*[.J15]" office:value-type="float" office:value="220" calcext:value-type="float">
            <text:p>220</text:p>
          </table:table-cell>
          <table:table-cell table:formula="of:=[.I10]+1" office:value-type="float" office:value="3" calcext:value-type="float">
            <text:p>3</text:p>
          </table:table-cell>
          <table:table-cell table:formula="of:=[.J10]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16]" office:value-type="float" office:value="440" calcext:value-type="float">
            <text:p>44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6])*[.J16]" office:value-type="float" office:value="440" calcext:value-type="float">
            <text:p>440</text:p>
          </table:table-cell>
          <table:table-cell table:formula="of:=[.I11]+1" office:value-type="float" office:value="3" calcext:value-type="float">
            <text:p>3</text:p>
          </table:table-cell>
          <table:table-cell table:formula="of:=[.J11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17]" office:value-type="float" office:value="660" calcext:value-type="float">
            <text:p>66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7])*[.J17]" office:value-type="float" office:value="660" calcext:value-type="float">
            <text:p>660</text:p>
          </table:table-cell>
          <table:table-cell table:formula="of:=[.I12]+1" office:value-type="float" office:value="3" calcext:value-type="float">
            <text:p>3</text:p>
          </table:table-cell>
          <table:table-cell table:formula="of:=[.J12]" office:value-type="float" office:value="3" calcext:value-type="float">
            <text:p>3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18]" office:value-type="float" office:value="880" calcext:value-type="float">
            <text:p>88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8])*[.J18]" office:value-type="float" office:value="880" calcext:value-type="float">
            <text:p>880</text:p>
          </table:table-cell>
          <table:table-cell table:formula="of:=[.I13]+1" office:value-type="float" office:value="3" calcext:value-type="float">
            <text:p>3</text:p>
          </table:table-cell>
          <table:table-cell table:formula="of:=[.J13]" office:value-type="float" office:value="4" calcext:value-type="float">
            <text:p>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19]" office:value-type="float" office:value="1100" calcext:value-type="float">
            <text:p>11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9])*[.J19]" office:value-type="float" office:value="1100" calcext:value-type="float">
            <text:p>1100</text:p>
          </table:table-cell>
          <table:table-cell table:formula="of:=[.I14]+1" office:value-type="float" office:value="3" calcext:value-type="float">
            <text:p>3</text:p>
          </table:table-cell>
          <table:table-cell table:formula="of:=[.J14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20]" office:value-type="float" office:value="440" calcext:value-type="float">
            <text:p>44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0])*[.J20]" office:value-type="float" office:value="440" calcext:value-type="float">
            <text:p>440</text:p>
          </table:table-cell>
          <table:table-cell table:formula="of:=[.I15]+1" office:value-type="float" office:value="4" calcext:value-type="float">
            <text:p>4</text:p>
          </table:table-cell>
          <table:table-cell table:formula="of:=[.J15]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21]" office:value-type="float" office:value="880" calcext:value-type="float">
            <text:p>88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1])*[.J21]" office:value-type="float" office:value="880" calcext:value-type="float">
            <text:p>880</text:p>
          </table:table-cell>
          <table:table-cell table:formula="of:=[.I16]+1" office:value-type="float" office:value="4" calcext:value-type="float">
            <text:p>4</text:p>
          </table:table-cell>
          <table:table-cell table:formula="of:=[.J16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22]" office:value-type="float" office:value="1320" calcext:value-type="float">
            <text:p>132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2])*[.J22]" office:value-type="float" office:value="1320" calcext:value-type="float">
            <text:p>1320</text:p>
          </table:table-cell>
          <table:table-cell table:formula="of:=[.I17]+1" office:value-type="float" office:value="4" calcext:value-type="float">
            <text:p>4</text:p>
          </table:table-cell>
          <table:table-cell table:formula="of:=[.J17]" office:value-type="float" office:value="3" calcext:value-type="float">
            <text:p>3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23]" office:value-type="float" office:value="1760" calcext:value-type="float">
            <text:p>176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3])*[.J23]" office:value-type="float" office:value="1760" calcext:value-type="float">
            <text:p>1760</text:p>
          </table:table-cell>
          <table:table-cell table:formula="of:=[.I18]+1" office:value-type="float" office:value="4" calcext:value-type="float">
            <text:p>4</text:p>
          </table:table-cell>
          <table:table-cell table:formula="of:=[.J18]" office:value-type="float" office:value="4" calcext:value-type="float">
            <text:p>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24]" office:value-type="float" office:value="2200" calcext:value-type="float">
            <text:p>22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4])*[.J24]" office:value-type="float" office:value="2200" calcext:value-type="float">
            <text:p>2200</text:p>
          </table:table-cell>
          <table:table-cell table:formula="of:=[.I19]+1" office:value-type="float" office:value="4" calcext:value-type="float">
            <text:p>4</text:p>
          </table:table-cell>
          <table:table-cell table:formula="of:=[.J19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25]" office:value-type="float" office:value="880" calcext:value-type="float">
            <text:p>88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5])*[.J25]" office:value-type="float" office:value="880" calcext:value-type="float">
            <text:p>880</text:p>
          </table:table-cell>
          <table:table-cell table:formula="of:=[.I20]+1" office:value-type="float" office:value="5" calcext:value-type="float">
            <text:p>5</text:p>
          </table:table-cell>
          <table:table-cell table:formula="of:=[.J20]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26]" office:value-type="float" office:value="1760" calcext:value-type="float">
            <text:p>176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6])*[.J26]" office:value-type="float" office:value="1760" calcext:value-type="float">
            <text:p>1760</text:p>
          </table:table-cell>
          <table:table-cell table:formula="of:=[.I21]+1" office:value-type="float" office:value="5" calcext:value-type="float">
            <text:p>5</text:p>
          </table:table-cell>
          <table:table-cell table:formula="of:=[.J21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27]" office:value-type="float" office:value="2640" calcext:value-type="float">
            <text:p>264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7])*[.J27]" office:value-type="float" office:value="2640" calcext:value-type="float">
            <text:p>2640</text:p>
          </table:table-cell>
          <table:table-cell table:formula="of:=[.I22]+1" office:value-type="float" office:value="5" calcext:value-type="float">
            <text:p>5</text:p>
          </table:table-cell>
          <table:table-cell table:formula="of:=[.J22]" office:value-type="float" office:value="3" calcext:value-type="float">
            <text:p>3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28]" office:value-type="float" office:value="3520" calcext:value-type="float">
            <text:p>352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8])*[.J28]" office:value-type="float" office:value="3520" calcext:value-type="float">
            <text:p>3520</text:p>
          </table:table-cell>
          <table:table-cell table:formula="of:=[.I23]+1" office:value-type="float" office:value="5" calcext:value-type="float">
            <text:p>5</text:p>
          </table:table-cell>
          <table:table-cell table:formula="of:=[.J23]" office:value-type="float" office:value="4" calcext:value-type="float">
            <text:p>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29]" office:value-type="float" office:value="4400" calcext:value-type="float">
            <text:p>44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9])*[.J29]" office:value-type="float" office:value="4400" calcext:value-type="float">
            <text:p>4400</text:p>
          </table:table-cell>
          <table:table-cell table:formula="of:=[.I24]+1" office:value-type="float" office:value="5" calcext:value-type="float">
            <text:p>5</text:p>
          </table:table-cell>
          <table:table-cell table:formula="of:=[.J24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30]" office:value-type="float" office:value="137.5" calcext:value-type="float">
            <text:p>137.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0])*[.J30]" office:value-type="float" office:value="137.5" calcext:value-type="float">
            <text:p>137.5</text:p>
          </table:table-cell>
          <table:table-cell table:formula="of:=[.I25]+1" office:value-type="float" office:value="6" calcext:value-type="float">
            <text:p>6</text:p>
          </table:table-cell>
          <table:table-cell table:formula="of:=[.J25]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31]" office:value-type="float" office:value="275" calcext:value-type="float">
            <text:p>27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1])*[.J31]" office:value-type="float" office:value="275" calcext:value-type="float">
            <text:p>275</text:p>
          </table:table-cell>
          <table:table-cell table:formula="of:=[.I26]+1" office:value-type="float" office:value="6" calcext:value-type="float">
            <text:p>6</text:p>
          </table:table-cell>
          <table:table-cell table:formula="of:=[.J26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32]" office:value-type="float" office:value="412.5" calcext:value-type="float">
            <text:p>412.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2])*[.J32]" office:value-type="float" office:value="412.5" calcext:value-type="float">
            <text:p>412.5</text:p>
          </table:table-cell>
          <table:table-cell table:formula="of:=[.I27]+1" office:value-type="float" office:value="6" calcext:value-type="float">
            <text:p>6</text:p>
          </table:table-cell>
          <table:table-cell table:formula="of:=[.J27]" office:value-type="float" office:value="3" calcext:value-type="float">
            <text:p>3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33]" office:value-type="float" office:value="550" calcext:value-type="float">
            <text:p>55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3])*[.J33]" office:value-type="float" office:value="550" calcext:value-type="float">
            <text:p>550</text:p>
          </table:table-cell>
          <table:table-cell table:formula="of:=[.I28]+1" office:value-type="float" office:value="6" calcext:value-type="float">
            <text:p>6</text:p>
          </table:table-cell>
          <table:table-cell table:formula="of:=[.J28]" office:value-type="float" office:value="4" calcext:value-type="float">
            <text:p>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34]" office:value-type="float" office:value="687.5" calcext:value-type="float">
            <text:p>687.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4])*[.J34]" office:value-type="float" office:value="687.5" calcext:value-type="float">
            <text:p>687.5</text:p>
          </table:table-cell>
          <table:table-cell table:formula="of:=[.I29]+1" office:value-type="float" office:value="6" calcext:value-type="float">
            <text:p>6</text:p>
          </table:table-cell>
          <table:table-cell table:formula="of:=[.J29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35]" office:value-type="float" office:value="275" calcext:value-type="float">
            <text:p>27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5])*[.J35]" office:value-type="float" office:value="275" calcext:value-type="float">
            <text:p>275</text:p>
          </table:table-cell>
          <table:table-cell table:formula="of:=[.I30]+1" office:value-type="float" office:value="7" calcext:value-type="float">
            <text:p>7</text:p>
          </table:table-cell>
          <table:table-cell table:formula="of:=[.J30]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36]" office:value-type="float" office:value="550" calcext:value-type="float">
            <text:p>55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6])*[.J36]" office:value-type="float" office:value="550" calcext:value-type="float">
            <text:p>550</text:p>
          </table:table-cell>
          <table:table-cell table:formula="of:=[.I31]+1" office:value-type="float" office:value="7" calcext:value-type="float">
            <text:p>7</text:p>
          </table:table-cell>
          <table:table-cell table:formula="of:=[.J31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37]" office:value-type="float" office:value="825" calcext:value-type="float">
            <text:p>82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7])*[.J37]" office:value-type="float" office:value="825" calcext:value-type="float">
            <text:p>825</text:p>
          </table:table-cell>
          <table:table-cell table:formula="of:=[.I32]+1" office:value-type="float" office:value="7" calcext:value-type="float">
            <text:p>7</text:p>
          </table:table-cell>
          <table:table-cell table:formula="of:=[.J32]" office:value-type="float" office:value="3" calcext:value-type="float">
            <text:p>3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38]" office:value-type="float" office:value="1100" calcext:value-type="float">
            <text:p>11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8])*[.J38]" office:value-type="float" office:value="1100" calcext:value-type="float">
            <text:p>1100</text:p>
          </table:table-cell>
          <table:table-cell table:formula="of:=[.I33]+1" office:value-type="float" office:value="7" calcext:value-type="float">
            <text:p>7</text:p>
          </table:table-cell>
          <table:table-cell table:formula="of:=[.J33]" office:value-type="float" office:value="4" calcext:value-type="float">
            <text:p>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39]" office:value-type="float" office:value="1375" calcext:value-type="float">
            <text:p>137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9])*[.J39]" office:value-type="float" office:value="1375" calcext:value-type="float">
            <text:p>1375</text:p>
          </table:table-cell>
          <table:table-cell table:formula="of:=[.I34]+1" office:value-type="float" office:value="7" calcext:value-type="float">
            <text:p>7</text:p>
          </table:table-cell>
          <table:table-cell table:formula="of:=[.J34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40]" office:value-type="float" office:value="550" calcext:value-type="float">
            <text:p>55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0])*[.J40]" office:value-type="float" office:value="550" calcext:value-type="float">
            <text:p>550</text:p>
          </table:table-cell>
          <table:table-cell table:formula="of:=[.I35]+1" office:value-type="float" office:value="8" calcext:value-type="float">
            <text:p>8</text:p>
          </table:table-cell>
          <table:table-cell table:formula="of:=[.J35]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41]" office:value-type="float" office:value="1100" calcext:value-type="float">
            <text:p>11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1])*[.J41]" office:value-type="float" office:value="1100" calcext:value-type="float">
            <text:p>1100</text:p>
          </table:table-cell>
          <table:table-cell table:formula="of:=[.I36]+1" office:value-type="float" office:value="8" calcext:value-type="float">
            <text:p>8</text:p>
          </table:table-cell>
          <table:table-cell table:formula="of:=[.J36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42]" office:value-type="float" office:value="1650" calcext:value-type="float">
            <text:p>165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2])*[.J42]" office:value-type="float" office:value="1650" calcext:value-type="float">
            <text:p>1650</text:p>
          </table:table-cell>
          <table:table-cell table:formula="of:=[.I37]+1" office:value-type="float" office:value="8" calcext:value-type="float">
            <text:p>8</text:p>
          </table:table-cell>
          <table:table-cell table:formula="of:=[.J37]" office:value-type="float" office:value="3" calcext:value-type="float">
            <text:p>3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43]" office:value-type="float" office:value="2200" calcext:value-type="float">
            <text:p>22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3])*[.J43]" office:value-type="float" office:value="2200" calcext:value-type="float">
            <text:p>2200</text:p>
          </table:table-cell>
          <table:table-cell table:formula="of:=[.I38]+1" office:value-type="float" office:value="8" calcext:value-type="float">
            <text:p>8</text:p>
          </table:table-cell>
          <table:table-cell table:formula="of:=[.J38]" office:value-type="float" office:value="4" calcext:value-type="float">
            <text:p>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44]" office:value-type="float" office:value="2750" calcext:value-type="float">
            <text:p>275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4])*[.J44]" office:value-type="float" office:value="2750" calcext:value-type="float">
            <text:p>2750</text:p>
          </table:table-cell>
          <table:table-cell table:formula="of:=[.I39]+1" office:value-type="float" office:value="8" calcext:value-type="float">
            <text:p>8</text:p>
          </table:table-cell>
          <table:table-cell table:formula="of:=[.J39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45]" office:value-type="float" office:value="1100" calcext:value-type="float">
            <text:p>11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5])*[.J45]" office:value-type="float" office:value="1100" calcext:value-type="float">
            <text:p>1100</text:p>
          </table:table-cell>
          <table:table-cell table:formula="of:=[.I40]+1" office:value-type="float" office:value="9" calcext:value-type="float">
            <text:p>9</text:p>
          </table:table-cell>
          <table:table-cell table:formula="of:=[.J40]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46]" office:value-type="float" office:value="2200" calcext:value-type="float">
            <text:p>22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6])*[.J46]" office:value-type="float" office:value="2200" calcext:value-type="float">
            <text:p>2200</text:p>
          </table:table-cell>
          <table:table-cell table:formula="of:=[.I41]+1" office:value-type="float" office:value="9" calcext:value-type="float">
            <text:p>9</text:p>
          </table:table-cell>
          <table:table-cell table:formula="of:=[.J41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47]" office:value-type="float" office:value="3300" calcext:value-type="float">
            <text:p>33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7])*[.J47]" office:value-type="float" office:value="3300" calcext:value-type="float">
            <text:p>3300</text:p>
          </table:table-cell>
          <table:table-cell table:formula="of:=[.I42]+1" office:value-type="float" office:value="9" calcext:value-type="float">
            <text:p>9</text:p>
          </table:table-cell>
          <table:table-cell table:formula="of:=[.J42]" office:value-type="float" office:value="3" calcext:value-type="float">
            <text:p>3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48]" office:value-type="float" office:value="4400" calcext:value-type="float">
            <text:p>44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8])*[.J48]" office:value-type="float" office:value="4400" calcext:value-type="float">
            <text:p>4400</text:p>
          </table:table-cell>
          <table:table-cell table:formula="of:=[.I43]+1" office:value-type="float" office:value="9" calcext:value-type="float">
            <text:p>9</text:p>
          </table:table-cell>
          <table:table-cell table:formula="of:=[.J43]" office:value-type="float" office:value="4" calcext:value-type="float">
            <text:p>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49]" office:value-type="float" office:value="5500" calcext:value-type="float">
            <text:p>550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9])*[.J49]" office:value-type="float" office:value="5500" calcext:value-type="float">
            <text:p>5500</text:p>
          </table:table-cell>
          <table:table-cell table:formula="of:=[.I44]+1" office:value-type="float" office:value="9" calcext:value-type="float">
            <text:p>9</text:p>
          </table:table-cell>
          <table:table-cell table:formula="of:=[.J44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FRONTIER_OUTPOST_STATION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0]" office:value-type="float" office:value="385" calcext:value-type="float">
            <text:p>38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0])*[.J50]" office:value-type="float" office:value="385" calcext:value-type="float">
            <text:p>385</text:p>
          </table:table-cell>
          <table:table-cell table:formula="of:=[.I45]+1" office:value-type="float" office:value="10" calcext:value-type="float">
            <text:p>10</text:p>
          </table:table-cell>
          <table:table-cell table:formula="of:=[.J45]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FRONTIER_OUTPOST_STATION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1]" office:value-type="float" office:value="770" calcext:value-type="float">
            <text:p>77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1])*[.J51]" office:value-type="float" office:value="770" calcext:value-type="float">
            <text:p>770</text:p>
          </table:table-cell>
          <table:table-cell table:formula="of:=[.I46]+1" office:value-type="float" office:value="10" calcext:value-type="float">
            <text:p>10</text:p>
          </table:table-cell>
          <table:table-cell table:formula="of:=[.J46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FRONTIER_OUTPOST_STATION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2]" office:value-type="float" office:value="1155" calcext:value-type="float">
            <text:p>115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2])*[.J52]" office:value-type="float" office:value="1155" calcext:value-type="float">
            <text:p>1155</text:p>
          </table:table-cell>
          <table:table-cell table:formula="of:=[.I47]+1" office:value-type="float" office:value="10" calcext:value-type="float">
            <text:p>10</text:p>
          </table:table-cell>
          <table:table-cell table:formula="of:=[.J47]" office:value-type="float" office:value="3" calcext:value-type="float">
            <text:p>3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FRONTIER_OUTPOST_STATION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3]" office:value-type="float" office:value="1540" calcext:value-type="float">
            <text:p>154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3])*[.J53]" office:value-type="float" office:value="1540" calcext:value-type="float">
            <text:p>1540</text:p>
          </table:table-cell>
          <table:table-cell table:formula="of:=[.I48]+1" office:value-type="float" office:value="10" calcext:value-type="float">
            <text:p>10</text:p>
          </table:table-cell>
          <table:table-cell table:formula="of:=[.J48]" office:value-type="float" office:value="4" calcext:value-type="float">
            <text:p>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FRONTIER_OUTPOST_STATION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4]" office:value-type="float" office:value="1925" calcext:value-type="float">
            <text:p>192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4])*[.J54]" office:value-type="float" office:value="1925" calcext:value-type="float">
            <text:p>1925</text:p>
          </table:table-cell>
          <table:table-cell table:formula="of:=[.I49]+1" office:value-type="float" office:value="10" calcext:value-type="float">
            <text:p>10</text:p>
          </table:table-cell>
          <table:table-cell table:formula="of:=[.J49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5]" office:value-type="float" office:value="55" calcext:value-type="float">
            <text:p>5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5])*[.J55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J50]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6]" office:value-type="float" office:value="110" calcext:value-type="float">
            <text:p>11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6])*[.J56]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J51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7]" office:value-type="float" office:value="165" calcext:value-type="float">
            <text:p>16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7])*[.J57]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J52]" office:value-type="float" office:value="3" calcext:value-type="float">
            <text:p>3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8]" office:value-type="float" office:value="220" calcext:value-type="float">
            <text:p>22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8])*[.J58]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[.J53]" office:value-type="float" office:value="4" calcext:value-type="float">
            <text:p>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59]" office:value-type="float" office:value="275" calcext:value-type="float">
            <text:p>27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9])*[.J59]"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formula="of:=[.J54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PACEPORT_ARCHITECTURE_1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.0</text:p>
          </table:table-cell>
          <table:table-cell table:formula="of:=[.H60]" office:value-type="float" office:value="55" calcext:value-type="float">
            <text:p>5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60])*[.J60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J55]" office:value-type="float" office:value="1" calcext:value-type="float">
            <text:p>1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PACEPORT_ARCHITECTURE_2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</text:p>
          </table:table-cell>
          <table:table-cell table:formula="of:=[.H61]" office:value-type="float" office:value="110" calcext:value-type="float">
            <text:p>11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61])*[.J61]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J56]" office:value-type="float" office:value="2" calcext:value-type="float">
            <text:p>2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PACEPORT_ARCHITECTURE_3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</text:p>
          </table:table-cell>
          <table:table-cell table:formula="of:=[.H62]" office:value-type="float" office:value="165" calcext:value-type="float">
            <text:p>16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62])*[.J62]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J57]" office:value-type="float" office:value="3" calcext:value-type="float">
            <text:p>3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PACEPORT_ARCHITECTURE_4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</text:p>
          </table:table-cell>
          <table:table-cell table:formula="of:=[.H63]" office:value-type="float" office:value="220" calcext:value-type="float">
            <text:p>220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63])*[.J63]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[.J58]" office:value-type="float" office:value="4" calcext:value-type="float">
            <text:p>4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PACEPORT_ARCHITECTURE_5"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0</text:p>
          </table:table-cell>
          <table:table-cell table:formula="of:=[.H64]" office:value-type="float" office:value="275" calcext:value-type="float">
            <text:p>275</text:p>
          </table:table-cell>
          <table:table-cell office:value-type="string" calcext:value-type="string">
            <text:p>"architecture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64])*[.J64]"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formula="of:=[.J59]" office:value-type="float" office:value="5" calcext:value-type="float">
            <text:p>5</text:p>
          </table:table-cell>
          <table:table-cell table:number-columns-repeated="5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9:00:36.858722225</dc:date>
    <meta:editing-duration>PT2M32S</meta:editing-duration>
    <meta:editing-cycles>1</meta:editing-cycles>
    <meta:document-statistic meta:table-count="1" meta:cell-count="960" meta:object-count="0"/>
  </office:meta>
</office:document-meta>
</file>